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618in"/>
    </style:style>
    <style:style style:name="co3" style:family="table-column">
      <style:table-column-properties fo:break-before="auto" style:column-width="0.6366in"/>
    </style:style>
    <style:style style:name="co5" style:family="table-column">
      <style:table-column-properties fo:break-before="auto" style:column-width="0.1717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</style:style>
    <style:style style:name="ce3" style:family="table-cell" style:parent-style-name="NOT_20_NEEDED">
      <style:table-cell-properties style:text-align-source="fix" style:repeat-content="false"/>
      <style:paragraph-properties fo:text-align="center"/>
    </style:style>
    <style:style style:name="ce4" style:family="table-cell" style:parent-style-name="DONE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style:text-align-source="fix" style:repeat-content="false"/>
      <style:paragraph-properties fo:text-align="center"/>
    </style:style>
    <style:style style:name="ce6" style:family="table-cell" style:parent-style-name="Default">
      <style:table-cell-properties fo:background-color="#e6e6e6" style:text-align-source="fix" style:repeat-content="false"/>
      <style:paragraph-properties fo:text-align="center"/>
    </style:style>
    <style:style style:name="ce7" style:family="table-cell" style:parent-style-name="DONE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_2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ce5"/>
        <table:table-column table:style-name="co4" table:default-cell-style-name="Default"/>
        <table:table-row table:style-name="ro3">
          <table:table-cell table:style-name="ce1" office:value-type="string" calcext:value-type="string">
            <text:p>ORIGINAL FIL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NVERTED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NOT_20_NEEDED" office:value-type="string" calcext:value-type="string">
            <text:p>addPIS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/>
        </table:table-row>
        <table:table-row table:style-name="ro3">
          <table:table-cell table:style-name="NOT_20_NEEDED" office:value-type="string" calcext:value-type="string">
            <text:p>ai2mif.c</text:p>
          </table:table-cell>
          <table:table-cell table:style-name="NOT_20_NEEDED" office:value-type="string" calcext:value-type="string">
            <text:p>C</text:p>
          </table:table-cell>
          <table:table-cell table:style-name="ce3"/>
          <table:table-cell table:style-name="NOT_20_NEEDED"/>
        </table:table-row>
        <table:table-row table:style-name="ro3">
          <table:table-cell table:style-name="DONE" office:value-type="string" calcext:value-type="string">
            <text:p>axisLabels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office:value-type="string" calcext:value-type="string">
            <text:p>bilogplot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plotting</text:p>
          </table:table-cell>
        </table:table-row>
        <table:table-row table:style-name="ro3">
          <table:table-cell table:style-name="DONE" office:value-type="string" calcext:value-type="string">
            <text:p>bplogsmooth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 office:value-type="string" calcext:value-type="string">
            <text:p>plotting</text:p>
          </table:table-cell>
        </table:table-row>
        <table:table-row table:style-name="ro3">
          <table:table-cell table:style-name="DONE" office:value-type="string" calcext:value-type="string">
            <text:p>bquantize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 calcext:value-type="string">
            <text:p>bunquantize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office:value-type="string" calcext:value-type="string">
            <text:p>calculateQTF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 calcext:value-type="string">
            <text:p>calculateSNR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 calcext:value-type="string">
            <text:p>calculateTF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office:value-type="string" calcext:value-type="string">
            <text:p>cancelPZ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hangeFig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irc_smooth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ans5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ans6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lans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table:style-name="NOT_20_NEEDED" office:value-type="string" calcext:value-type="string">
            <text:p>Contents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 office:value-type="string" calcext:value-type="string">
            <text:p>documentation</text:p>
          </table:table-cell>
        </table:table-row>
        <table:table-row table:style-name="ro3">
          <table:table-cell table:style-name="DONE" office:value-type="string" calcext:value-type="string">
            <text:p>dbm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 calcext:value-type="string">
            <text:p>dbp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 calcext:value-type="string">
            <text:p>dbv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 calcext:value-type="string">
            <text:p>delay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office:value-type="string" calcext:value-type="string">
            <text:p>designHBF6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HBF7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HBF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LCBP6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ignLCBP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 calcext:value-type="string">
            <text:p>DocumentNTF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 calcext:value-type="string">
            <text:p>dsclansNTF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 calcext:value-type="string">
            <text:p>dsclansObj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office:value-type="string" calcext:value-type="string">
            <text:p>dsdemo1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demo</text:p>
          </table:table-cell>
        </table:table-row>
        <table:table-row table:style-name="ro3">
          <table:table-cell office:value-type="string" calcext:value-type="string">
            <text:p>dsdemo2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demo</text:p>
          </table:table-cell>
        </table:table-row>
        <table:table-row table:style-name="ro3">
          <table:table-cell office:value-type="string" calcext:value-type="string">
            <text:p>dsdemo3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demo</text:p>
          </table:table-cell>
        </table:table-row>
        <table:table-row table:style-name="ro3">
          <table:table-cell office:value-type="string" calcext:value-type="string">
            <text:p>dsdemo4fig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demo</text:p>
          </table:table-cell>
        </table:table-row>
        <table:table-row table:style-name="ro3">
          <table:table-cell office:value-type="string" calcext:value-type="string">
            <text:p>dsdemo4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demo</text:p>
          </table:table-cell>
        </table:table-row>
        <table:table-row table:style-name="ro3">
          <table:table-cell table:style-name="ce2" office:value-type="string" calcext:value-type="string">
            <text:p>dsdemo4.mat</text:p>
          </table:table-cell>
          <table:table-cell table:style-name="ce2" office:value-type="string" calcext:value-type="string">
            <text:p>MAT-file</text:p>
          </table:table-cell>
          <table:table-cell table:style-name="ce6"/>
          <table:table-cell table:style-name="ce2" office:value-type="string" calcext:value-type="string">
            <text:p>binary</text:p>
          </table:table-cell>
        </table:table-row>
        <table:table-row table:style-name="ro3">
          <table:table-cell office:value-type="string" calcext:value-type="string">
            <text:p>dsdemo5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demo</text:p>
          </table:table-cell>
        </table:table-row>
        <table:table-row table:style-name="ro3">
          <table:table-cell office:value-type="string" calcext:value-type="string">
            <text:p>dsdemo6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demo</text:p>
          </table:table-cell>
        </table:table-row>
        <table:table-row table:style-name="ro3">
          <table:table-cell office:value-type="string" calcext:value-type="string">
            <text:p>dsdemo7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demo</text:p>
          </table:table-cell>
        </table:table-row>
        <table:table-row table:style-name="ro3">
          <table:table-cell office:value-type="string" calcext:value-type="string">
            <text:p>dsdemo8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demo</text:p>
          </table:table-cell>
        </table:table-row>
        <table:table-row table:style-name="ro3">
          <table:table-cell office:value-type="string" calcext:value-type="string">
            <text:p>dsexample1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example</text:p>
          </table:table-cell>
        </table:table-row>
        <table:table-row table:style-name="ro3">
          <table:table-cell office:value-type="string" calcext:value-type="string">
            <text:p>dsexample2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example</text:p>
          </table:table-cell>
        </table:table-row>
        <table:table-row table:style-name="ro3">
          <table:table-cell office:value-type="string" calcext:value-type="string">
            <text:p>dsexample3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example</text:p>
          </table:table-cell>
        </table:table-row>
        <table:table-row table:style-name="ro3">
          <table:table-cell office:value-type="string" calcext:value-type="string">
            <text:p>dsexample4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example</text:p>
          </table:table-cell>
        </table:table-row>
        <table:table-row table:style-name="ro3">
          <table:table-cell table:style-name="DONE" office:value-type="string" calcext:value-type="string">
            <text:p>ds_f1f2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 calcext:value-type="string">
            <text:p>ds_freq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 calcext:value-type="string">
            <text:p>ds_hann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 calcext:value-type="string">
            <text:p>ds_optzeros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 calcext:value-type="string">
            <text:p>ds_quantize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 calcext:value-type="string">
            <text:p>ds_synNTFobj1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ce2" office:value-type="string" calcext:value-type="string">
            <text:p>DSToolbox.pdf</text:p>
          </table:table-cell>
          <table:table-cell table:style-name="ce2" office:value-type="string" calcext:value-type="string">
            <text:p>pdf</text:p>
          </table:table-cell>
          <table:table-cell table:style-name="ce6"/>
          <table:table-cell table:style-name="ce2" office:value-type="string" calcext:value-type="string">
            <text:p>doc</text:p>
          </table:table-cell>
        </table:table-row>
        <table:table-row table:style-name="ro3">
          <table:table-cell office:value-type="string" calcext:value-type="string">
            <text:p>ESLselect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valF0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valF1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valMixedTF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 calcext:value-type="string">
            <text:p>evalRPoly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 calcext:value-type="string">
            <text:p>evalTF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office:value-type="string" calcext:value-type="string">
            <text:p>evalTFP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xampleHBF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 calcext:value-type="string">
            <text:p>figureMagic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 office:value-type="string" calcext:value-type="string">
            <text:p>plotting</text:p>
          </table:table-cell>
        </table:table-row>
        <table:table-row table:style-name="ro3">
          <table:table-cell office:value-type="string" calcext:value-type="string">
            <text:p>findPattern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lattenStruct.c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lattenStruct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respF1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respHBF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 calcext:value-type="string">
            <text:p>impL1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 calcext:value-type="string">
            <text:p>infnorm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 calcext:value-type="string">
            <text:p>l1norm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office:value-type="string" calcext:value-type="string">
            <text:p>LCObj1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CObj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Coptparam2tf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Cparam2tf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CplotTF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ogsmooth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 calcext:value-type="string">
            <text:p>lollipop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office:value-type="string" calcext:value-type="string">
            <text:p>mapABCD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apCtoD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 calcext:value-type="string">
            <text:p>mapQtoR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office:value-type="string" calcext:value-type="string">
            <text:p>mapRtoQ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od1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od2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 calcext:value-type="string">
            <text:p>nabsH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ce2" office:value-type="string" calcext:value-type="string">
            <text:p>OnePageStory.pdf</text:p>
          </table:table-cell>
          <table:table-cell table:style-name="ce2" office:value-type="string" calcext:value-type="string">
            <text:p>pdf</text:p>
          </table:table-cell>
          <table:table-cell table:style-name="ce6"/>
          <table:table-cell table:style-name="ce2" office:value-type="string" calcext:value-type="string">
            <text:p>doc</text:p>
          </table:table-cell>
        </table:table-row>
        <table:table-row table:style-name="ro3">
          <table:table-cell table:style-name="DONE" office:value-type="string" calcext:value-type="string">
            <text:p>padb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 calcext:value-type="string">
            <text:p>padl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 calcext:value-type="string">
            <text:p>padr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 calcext:value-type="string">
            <text:p>padt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 calcext:value-type="string">
            <text:p>partitionABCD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 calcext:value-type="string">
            <text:p>peakSNR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 calcext:value-type="string">
            <text:p>PlotExampleSpectrum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 office:value-type="string" calcext:value-type="string">
            <text:p>plotting</text:p>
          </table:table-cell>
        </table:table-row>
        <table:table-row table:style-name="ro3">
          <table:table-cell table:style-name="DONE" office:value-type="string" calcext:value-type="string">
            <text:p>plotPZ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 office:value-type="string" calcext:value-type="string">
            <text:p>plotting</text:p>
          </table:table-cell>
        </table:table-row>
        <table:table-row table:style-name="ro3">
          <table:table-cell office:value-type="string" calcext:value-type="string">
            <text:p>plotSpectrum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plotting</text:p>
          </table:table-cell>
        </table:table-row>
        <table:table-row table:style-name="ro3">
          <table:table-cell office:value-type="string" calcext:value-type="string">
            <text:p>plotUsage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plotting</text:p>
          </table:table-cell>
        </table:table-row>
        <table:table-row table:style-name="ro3">
          <table:table-cell office:value-type="string" calcext:value-type="string">
            <text:p>PosInvSet/dotplot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PosInvSet</text:p>
          </table:table-cell>
        </table:table-row>
        <table:table-row table:style-name="ro3">
          <table:table-cell office:value-type="string" calcext:value-type="string">
            <text:p>PosInvSet/dscut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PosInvSet</text:p>
          </table:table-cell>
        </table:table-row>
        <table:table-row table:style-name="ro3">
          <table:table-cell office:value-type="string" calcext:value-type="string">
            <text:p>PosInvSet/dsexpand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PosInvSet</text:p>
          </table:table-cell>
        </table:table-row>
        <table:table-row table:style-name="ro3">
          <table:table-cell office:value-type="string" calcext:value-type="string">
            <text:p>PosInvSet/dsisPlot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PosInvSet</text:p>
          </table:table-cell>
        </table:table-row>
        <table:table-row table:style-name="ro3">
          <table:table-cell office:value-type="string" calcext:value-type="string">
            <text:p>PosInvSet/dsistest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PosInvSet</text:p>
          </table:table-cell>
        </table:table-row>
        <table:table-row table:style-name="ro3">
          <table:table-cell office:value-type="string" calcext:value-type="string">
            <text:p>PosInvSet/dsmap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PosInvSet</text:p>
          </table:table-cell>
        </table:table-row>
        <table:table-row table:style-name="ro3">
          <table:table-cell office:value-type="string" calcext:value-type="string">
            <text:p>PosInvSet/dssplit2d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PosInvSet</text:p>
          </table:table-cell>
        </table:table-row>
        <table:table-row table:style-name="ro3">
          <table:table-cell office:value-type="string" calcext:value-type="string">
            <text:p>PosInvSet/edgeplot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PosInvSet</text:p>
          </table:table-cell>
        </table:table-row>
        <table:table-row table:style-name="ro3">
          <table:table-cell office:value-type="string" calcext:value-type="string">
            <text:p>PosInvSet/find2dPIS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PosInvSet</text:p>
          </table:table-cell>
        </table:table-row>
        <table:table-row table:style-name="ro3">
          <table:table-cell office:value-type="string" calcext:value-type="string">
            <text:p>PosInvSet/findPIS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PosInvSet</text:p>
          </table:table-cell>
        </table:table-row>
        <table:table-row table:style-name="ro3">
          <table:table-cell office:value-type="string" calcext:value-type="string">
            <text:p>PosInvSet/hull2d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PosInvSet</text:p>
          </table:table-cell>
        </table:table-row>
        <table:table-row table:style-name="ro3">
          <table:table-cell office:value-type="string" calcext:value-type="string">
            <text:p>PosInvSet/leftof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PosInvSet</text:p>
          </table:table-cell>
        </table:table-row>
        <table:table-row table:style-name="ro3">
          <table:table-cell office:value-type="string" calcext:value-type="string">
            <text:p>PosInvSet/outconvex2d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PosInvSet</text:p>
          </table:table-cell>
        </table:table-row>
        <table:table-row table:style-name="ro3">
          <table:table-cell office:value-type="string" calcext:value-type="string">
            <text:p>PosInvSet/outsideConvex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PosInvSet</text:p>
          </table:table-cell>
        </table:table-row>
        <table:table-row table:style-name="ro3">
          <table:table-cell office:value-type="string" calcext:value-type="string">
            <text:p>PosInvSet/polyplot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PosInvSet</text:p>
          </table:table-cell>
        </table:table-row>
        <table:table-row table:style-name="ro3">
          <table:table-cell office:value-type="string" calcext:value-type="string">
            <text:p>PosInvSet/qhull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PosInvSet</text:p>
          </table:table-cell>
        </table:table-row>
        <table:table-row table:style-name="ro3">
          <table:table-cell office:value-type="string" calcext:value-type="string">
            <text:p>PosInvSet/sgn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PosInvSet</text:p>
          </table:table-cell>
        </table:table-row>
        <table:table-row table:style-name="ro3">
          <table:table-cell office:value-type="string" calcext:value-type="string">
            <text:p>PosInvSet/uvar.m</text:p>
          </table:table-cell>
          <table:table-cell office:value-type="string" calcext:value-type="string">
            <text:p>M-file</text:p>
          </table:table-cell>
          <table:table-cell/>
          <table:table-cell office:value-type="string" calcext:value-type="string">
            <text:p>PosInvSet</text:p>
          </table:table-cell>
        </table:table-row>
        <table:table-row table:style-name="ro3">
          <table:table-cell table:style-name="NOT_20_NEEDED" office:value-type="string" calcext:value-type="string">
            <text:p>PosInvSet/qhull/COPYING.txt</text:p>
          </table:table-cell>
          <table:table-cell table:style-name="NOT_20_NEEDED" office:value-type="string" calcext:value-type="string">
            <text:p>Text</text:p>
          </table:table-cell>
          <table:table-cell table:style-name="ce3"/>
          <table:table-cell table:style-name="NOT_20_NEEDED" office:value-type="string" calcext:value-type="string">
            <text:p>qhull licence</text:p>
          </table:table-cell>
        </table:table-row>
        <table:table-row table:style-name="ro3">
          <table:table-cell office:value-type="string" calcext:value-type="string">
            <text:p>PosInvSet/qhull/geom2.c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qhull</text:p>
          </table:table-cell>
        </table:table-row>
        <table:table-row table:style-name="ro3">
          <table:table-cell office:value-type="string" calcext:value-type="string">
            <text:p>PosInvSet/qhull/geom.c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qhull</text:p>
          </table:table-cell>
        </table:table-row>
        <table:table-row table:style-name="ro3">
          <table:table-cell office:value-type="string" calcext:value-type="string">
            <text:p>PosInvSet/qhull/geom.h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qhull</text:p>
          </table:table-cell>
        </table:table-row>
        <table:table-row table:style-name="ro3">
          <table:table-cell office:value-type="string" calcext:value-type="string">
            <text:p>PosInvSet/qhull/global.c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qhull</text:p>
          </table:table-cell>
        </table:table-row>
        <table:table-row table:style-name="ro3">
          <table:table-cell office:value-type="string" calcext:value-type="string">
            <text:p>PosInvSet/qhull/io.c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qhull</text:p>
          </table:table-cell>
        </table:table-row>
        <table:table-row table:style-name="ro3">
          <table:table-cell office:value-type="string" calcext:value-type="string">
            <text:p>PosInvSet/qhull/io.h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qhull</text:p>
          </table:table-cell>
        </table:table-row>
        <table:table-row table:style-name="ro3">
          <table:table-cell office:value-type="string" calcext:value-type="string">
            <text:p>PosInvSet/qhull/Makefile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qhull</text:p>
          </table:table-cell>
        </table:table-row>
        <table:table-row table:style-name="ro3">
          <table:table-cell office:value-type="string" calcext:value-type="string">
            <text:p>PosInvSet/qhull/mem.c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qhull</text:p>
          </table:table-cell>
        </table:table-row>
        <table:table-row table:style-name="ro3">
          <table:table-cell office:value-type="string" calcext:value-type="string">
            <text:p>PosInvSet/qhull/mem.h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qhull</text:p>
          </table:table-cell>
        </table:table-row>
        <table:table-row table:style-name="ro3">
          <table:table-cell office:value-type="string" calcext:value-type="string">
            <text:p>PosInvSet/qhull/merge.c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qhull</text:p>
          </table:table-cell>
        </table:table-row>
        <table:table-row table:style-name="ro3">
          <table:table-cell office:value-type="string" calcext:value-type="string">
            <text:p>PosInvSet/qhull/merge.h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qhull</text:p>
          </table:table-cell>
        </table:table-row>
        <table:table-row table:style-name="ro3">
          <table:table-cell office:value-type="string" calcext:value-type="string">
            <text:p>PosInvSet/qhull/mex.c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qhull</text:p>
          </table:table-cell>
        </table:table-row>
        <table:table-row table:style-name="ro3">
          <table:table-cell table:style-name="NOT_20_NEEDED" office:value-type="string" calcext:value-type="string">
            <text:p>PosInvSet/qhull/MEXChanges.txt</text:p>
          </table:table-cell>
          <table:table-cell table:style-name="NOT_20_NEEDED" office:value-type="string" calcext:value-type="string">
            <text:p>Text</text:p>
          </table:table-cell>
          <table:table-cell table:style-name="ce3"/>
          <table:table-cell table:style-name="NOT_20_NEEDED" office:value-type="string" calcext:value-type="string">
            <text:p>qhull</text:p>
          </table:table-cell>
        </table:table-row>
        <table:table-row table:style-name="ro3">
          <table:table-cell office:value-type="string" calcext:value-type="string">
            <text:p>PosInvSet/qhull/poly2.c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qhull</text:p>
          </table:table-cell>
        </table:table-row>
        <table:table-row table:style-name="ro3">
          <table:table-cell office:value-type="string" calcext:value-type="string">
            <text:p>PosInvSet/qhull/poly.c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qhull</text:p>
          </table:table-cell>
        </table:table-row>
        <table:table-row table:style-name="ro3">
          <table:table-cell office:value-type="string" calcext:value-type="string">
            <text:p>PosInvSet/qhull/poly.h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qhull</text:p>
          </table:table-cell>
        </table:table-row>
        <table:table-row table:style-name="ro3">
          <table:table-cell office:value-type="string" calcext:value-type="string">
            <text:p>PosInvSet/qhull/qhull_a.h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qhull</text:p>
          </table:table-cell>
        </table:table-row>
        <table:table-row table:style-name="ro3">
          <table:table-cell office:value-type="string" calcext:value-type="string">
            <text:p>PosInvSet/qhull/qhull.c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qhull</text:p>
          </table:table-cell>
        </table:table-row>
        <table:table-row table:style-name="ro3">
          <table:table-cell office:value-type="string" calcext:value-type="string">
            <text:p>PosInvSet/qhull/qhull.h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qhull</text:p>
          </table:table-cell>
        </table:table-row>
        <table:table-row table:style-name="ro3">
          <table:table-cell office:value-type="string" calcext:value-type="string">
            <text:p>PosInvSet/qhull/set.c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qhull</text:p>
          </table:table-cell>
        </table:table-row>
        <table:table-row table:style-name="ro3">
          <table:table-cell office:value-type="string" calcext:value-type="string">
            <text:p>PosInvSet/qhull/set.h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qhull</text:p>
          </table:table-cell>
        </table:table-row>
        <table:table-row table:style-name="ro3">
          <table:table-cell office:value-type="string" calcext:value-type="string">
            <text:p>PosInvSet/qhull/stat.c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qhull</text:p>
          </table:table-cell>
        </table:table-row>
        <table:table-row table:style-name="ro3">
          <table:table-cell office:value-type="string" calcext:value-type="string">
            <text:p>PosInvSet/qhull/stat.h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qhull</text:p>
          </table:table-cell>
        </table:table-row>
        <table:table-row table:style-name="ro3">
          <table:table-cell office:value-type="string" calcext:value-type="string">
            <text:p>PosInvSet/qhull/unix.c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qhull</text:p>
          </table:table-cell>
        </table:table-row>
        <table:table-row table:style-name="ro3">
          <table:table-cell office:value-type="string" calcext:value-type="string">
            <text:p>PosInvSet/qhull/user.h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qhull</text:p>
          </table:table-cell>
        </table:table-row>
        <table:table-row table:style-name="ro3">
          <table:table-cell table:style-name="DONE" office:value-type="string" calcext:value-type="string">
            <text:p>predictSNR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NOT_20_NEEDED" office:value-type="string" calcext:value-type="string">
            <text:p>printmif.m</text:p>
          </table:table-cell>
          <table:table-cell table:style-name="NOT_20_NEEDED" office:value-type="string" calcext:value-type="string">
            <text:p>M-file</text:p>
          </table:table-cell>
          <table:table-cell table:style-name="ce3" office:value-type="string" calcext:value-type="string">
            <text:p>x</text:p>
          </table:table-cell>
          <table:table-cell table:style-name="NOT_20_NEEDED" office:value-type="string" calcext:value-type="string">
            <text:p>plotting</text:p>
          </table:table-cell>
        </table:table-row>
        <table:table-row table:style-name="ro3">
          <table:table-cell table:style-name="DONE" office:value-type="string" calcext:value-type="string">
            <text:p>pulse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office:value-type="string" calcext:value-type="string">
            <text:p>realizeNTF_ct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 calcext:value-type="string">
            <text:p>realizeNTF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office:value-type="string" calcext:value-type="string">
            <text:p>realizeQNTF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 calcext:value-type="string">
            <text:p>rmsGain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 calcext:value-type="string">
            <text:p>rms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office:value-type="string" calcext:value-type="string">
            <text:p>scaleABCD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electQESL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imulateDSM.c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3">
          <table:table-cell table:style-name="DONE" office:value-type="string" calcext:value-type="string">
            <text:p>simulateDSM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office:value-type="string" calcext:value-type="string">
            <text:p>simulateESL.c</text:p>
          </table:table-cell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imulateESL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imulateHBF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imulateQDSM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imulateQESL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imulateQSNR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 calcext:value-type="string">
            <text:p>simulateSNR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 calcext:value-type="string">
            <text:p>sinc_decimate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 calcext:value-type="string">
            <text:p>SIunits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 calcext:value-type="string">
            <text:p>stuffABCD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office:value-type="string" calcext:value-type="string">
            <text:p>synthesizeChebyshevNTF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 calcext:value-type="string">
            <text:p>synthesizeNTF0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 calcext:value-type="string">
            <text:p>synthesizeNTF1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 calcext:value-type="string">
            <text:p>synthesizeNTF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office:value-type="string" calcext:value-type="string">
            <text:p>synthesizeQNTF.m</text:p>
          </table:table-cell>
          <table:table-cell office:value-type="string" calcext:value-type="string">
            <text:p>M-file</text:p>
          </table:table-cell>
          <table:table-cell table:number-columns-repeated="2"/>
        </table:table-row>
        <table:table-row table:style-name="ro3">
          <table:table-cell table:style-name="DONE" office:value-type="string" calcext:value-type="string">
            <text:p>thermometer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 calcext:value-type="string">
            <text:p>undbm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 calcext:value-type="string">
            <text:p>undbp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 calcext:value-type="string">
            <text:p>undbv.m</text:p>
          </table:table-cell>
          <table:table-cell table:style-name="DONE" office:value-type="string" calcext:value-type="string">
            <text:p>M-file</text:p>
          </table:table-cell>
          <table:table-cell table:style-name="ce4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style-name="DONE" office:value-type="string" calcext:value-type="string">
            <text:p>zinc.m</text:p>
          </table:table-cell>
          <table:table-cell table:style-name="DONE" office:value-type="string" calcext:value-type="string">
            <text:p>M-file</text:p>
          </table:table-cell>
          <table:table-cell table:style-name="ce7" office:value-type="string" calcext:value-type="string">
            <text:p>x</text:p>
          </table:table-cell>
          <table:table-cell table:style-name="DONE"/>
        </table:table-row>
        <table:table-row table:style-name="ro3"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COMPLETED</text:p>
          </table:table-cell>
          <table:table-cell table:formula="of:=+ROUND(COUNTIF([.C2:.C169]; &quot;=x&quot;)/COUNTIF([.B2:.B169]; &quot;=M-file&quot;)*100; 2)" office:value-type="float" office:value="42.22" calcext:value-type="float">
            <text:p>42.22</text:p>
          </table:table-cell>
          <table:table-cell table:style-name="Default" office:value-type="string" calcext:value-type="string">
            <text:p>%</text:p>
          </table:table-cell>
          <table:table-cell/>
        </table:table-row>
      </table:table>
      <table:table table:name="Sheet1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2" table:style-name="ta1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ONE" style:family="table-cell" style:parent-style-name="Default">
      <style:table-cell-properties fo:background-color="#94bd5e"/>
    </style:style>
    <style:style style:name="NOT_20_DONE" style:display-name="NOT DONE" style:family="table-cell" style:parent-style-name="Default">
      <style:table-cell-properties fo:background-color="#b84747"/>
    </style:style>
    <style:style style:name="NOT_20_NEEDED" style:display-name="NOT NEEDED" style:family="table-cell" style:parent-style-name="Default">
      <style:table-cell-properties fo:background-color="#e6e6e6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1">00/00/0000</text:date>, <text:time style:data-style-name="N2" text:time-value="0000-00-00T00:00:01.508975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venturi </meta:initial-creator>
    <meta:creation-date>2013-10-02T16:51:27</meta:creation-date>
    <dc:date>2013-11-11T22:30:41.600580067</dc:date>
    <meta:editing-duration>P7DT5H11M47S</meta:editing-duration>
    <meta:editing-cycles>18</meta:editing-cycles>
    <meta:generator>LibreOffice/4.1.2.3$Linux_x86 LibreOffice_project/410m0$Build-3</meta:generator>
    <dc:creator>Giuseppe </dc:creator>
    <meta:document-statistic meta:table-count="4" meta:cell-count="469" meta:object-count="0"/>
  </office:meta>
</office:document-meta>
</file>